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51a1" officeooo:paragraph-rsid="001051a1"/>
    </style:style>
    <style:style style:name="P2" style:family="paragraph" style:parent-style-name="Standard">
      <style:text-properties officeooo:rsid="00107129" officeooo:paragraph-rsid="00107129"/>
    </style:style>
    <style:style style:name="P3" style:family="paragraph" style:parent-style-name="Standard">
      <style:text-properties officeooo:rsid="0012d70a" officeooo:paragraph-rsid="0012d70a"/>
    </style:style>
    <style:style style:name="P4" style:family="paragraph" style:parent-style-name="Standard">
      <style:text-properties officeooo:rsid="0013ff83" officeooo:paragraph-rsid="0013ff83"/>
    </style:style>
    <style:style style:name="P5" style:family="paragraph" style:parent-style-name="Standard">
      <style:text-properties officeooo:rsid="0014fd51" officeooo:paragraph-rsid="0014fd51"/>
    </style:style>
    <style:style style:name="P6" style:family="paragraph" style:parent-style-name="Standard">
      <style:text-properties officeooo:rsid="0018ba55" officeooo:paragraph-rsid="0018ba55"/>
    </style:style>
    <style:style style:name="P7" style:family="paragraph" style:parent-style-name="Standard">
      <style:text-properties officeooo:rsid="00193f1a" officeooo:paragraph-rsid="00193f1a"/>
    </style:style>
    <style:style style:name="P8" style:family="paragraph" style:parent-style-name="Standard">
      <style:text-properties officeooo:rsid="001b0055" officeooo:paragraph-rsid="001b0055"/>
    </style:style>
    <style:style style:name="P9" style:family="paragraph" style:parent-style-name="Standard">
      <style:text-properties officeooo:rsid="001d0b10" officeooo:paragraph-rsid="001d0b10"/>
    </style:style>
    <style:style style:name="P10" style:family="paragraph" style:parent-style-name="Standard">
      <style:text-properties officeooo:rsid="0023a0a6" officeooo:paragraph-rsid="0023a0a6"/>
    </style:style>
    <style:style style:name="P11" style:family="paragraph" style:parent-style-name="Standard">
      <style:text-properties fo:font-weight="bold" officeooo:rsid="0023a0a6" officeooo:paragraph-rsid="0023a0a6" style:font-weight-asian="bold" style:font-weight-complex="bold"/>
    </style:style>
    <style:style style:name="P12" style:family="paragraph" style:parent-style-name="Standard">
      <style:text-properties fo:font-style="italic" officeooo:rsid="0026ce56" officeooo:paragraph-rsid="0026ce56" style:font-style-asian="italic" style:font-style-complex="italic"/>
    </style:style>
    <style:style style:name="P13" style:family="paragraph" style:parent-style-name="Standard">
      <style:text-properties fo:font-style="normal" officeooo:rsid="002e4e93" officeooo:paragraph-rsid="002e4e93" style:font-style-asian="normal" style:font-style-complex="normal"/>
    </style:style>
    <style:style style:name="P14" style:family="paragraph" style:parent-style-name="Standard">
      <style:text-properties fo:font-style="normal" officeooo:rsid="00336215" officeooo:paragraph-rsid="00336215" style:font-style-asian="normal" style:font-style-complex="normal"/>
    </style:style>
    <style:style style:name="P15" style:family="paragraph" style:parent-style-name="Standard">
      <style:text-properties fo:font-style="normal" officeooo:rsid="00390491" officeooo:paragraph-rsid="00390491" style:font-style-asian="normal" style:font-style-complex="normal"/>
    </style:style>
    <style:style style:name="T1" style:family="text">
      <style:text-properties officeooo:rsid="00107129"/>
    </style:style>
    <style:style style:name="T2" style:family="text">
      <style:text-properties officeooo:rsid="00140012"/>
    </style:style>
    <style:style style:name="T3" style:family="text">
      <style:text-properties officeooo:rsid="00162cdb"/>
    </style:style>
    <style:style style:name="T4" style:family="text">
      <style:text-properties officeooo:rsid="001b31d2"/>
    </style:style>
    <style:style style:name="T5" style:family="text">
      <style:text-properties officeooo:rsid="001d0b10"/>
    </style:style>
    <style:style style:name="T6" style:family="text">
      <style:text-properties fo:font-style="italic" officeooo:rsid="001d1b80" style:font-style-asian="italic" style:font-style-complex="italic"/>
    </style:style>
    <style:style style:name="T7" style:family="text">
      <style:text-properties fo:font-style="italic" officeooo:rsid="003b0235" style:font-style-asian="italic" style:font-style-complex="italic"/>
    </style:style>
    <style:style style:name="T8" style:family="text">
      <style:text-properties fo:font-style="normal" officeooo:rsid="001d1b80" style:font-style-asian="normal" style:font-style-complex="normal"/>
    </style:style>
    <style:style style:name="T9" style:family="text">
      <style:text-properties fo:font-style="normal" officeooo:rsid="0020124d" style:font-style-asian="normal" style:font-style-complex="normal"/>
    </style:style>
    <style:style style:name="T10" style:family="text">
      <style:text-properties fo:font-style="normal" officeooo:rsid="002a4d2e" style:font-style-asian="normal" style:font-style-complex="normal"/>
    </style:style>
    <style:style style:name="T11" style:family="text">
      <style:text-properties fo:font-style="normal" officeooo:rsid="002ad04e" style:font-style-asian="normal" style:font-style-complex="normal"/>
    </style:style>
    <style:style style:name="T12" style:family="text">
      <style:text-properties officeooo:rsid="001e599b"/>
    </style:style>
    <style:style style:name="T13" style:family="text">
      <style:text-properties officeooo:rsid="00201865"/>
    </style:style>
    <style:style style:name="T14" style:family="text">
      <style:text-properties officeooo:rsid="0027d50e"/>
    </style:style>
    <style:style style:name="T15" style:family="text">
      <style:text-properties officeooo:rsid="0029627a"/>
    </style:style>
    <style:style style:name="T16" style:family="text">
      <style:text-properties officeooo:rsid="002b5d57"/>
    </style:style>
    <style:style style:name="T17" style:family="text">
      <style:text-properties officeooo:rsid="003081cf"/>
    </style:style>
    <style:style style:name="T18" style:family="text">
      <style:text-properties officeooo:rsid="0035570c"/>
    </style:style>
    <style:style style:name="T19" style:family="text">
      <style:text-properties officeooo:rsid="0036fe05"/>
    </style:style>
    <style:style style:name="T20" style:family="text">
      <style:text-properties officeooo:rsid="003b0235"/>
    </style:style>
    <style:style style:name="T21" style:family="text">
      <style:text-properties officeooo:rsid="003bda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“<text:span text:style-name="T17">C’est un plaisir d’esthète que d’être détesté par des cons” (Audiard)</text:span></text:p>
      <text:p text:style-name="P3"/>
      <text:p text:style-name="P3">Mes démons :</text:p>
      <text:p text:style-name="P1">N : représente la haine <text:span text:style-name="T5">et la méchanceté</text:span>, <text:span text:style-name="T1">N pour Haine</text:span></text:p>
      <text:p text:style-name="P2">B : représente la médiocrité, B pour Bof</text:p>
      <text:p text:style-name="P4">M : la malhonnêteté, <text:span text:style-name="T2">M pour Malhonnêteté</text:span></text:p>
      <text:p text:style-name="P5">O : <text:span text:style-name="T3">se sentir supérieur aux autres, </text:span>O pour outrecuidance <text:span text:style-name="T12">(et pour le O de domination)</text:span></text:p>
      <text:p text:style-name="P6"/>
      <text:p text:style-name="P11">Acte I</text:p>
      <text:p text:style-name="P10"/>
      <text:p text:style-name="P11">Scène 1</text:p>
      <text:p text:style-name="P6"/>
      <text:p text:style-name="P12"><text:span text:style-name="T14">Au début </text:span>B, O <text:span text:style-name="T15">et</text:span> M, puis N entre. <text:span text:style-name="T16">La scène se déroule chez B.</text:span></text:p>
      <text:p text:style-name="P6"/>
      <text:p text:style-name="P7">B : Hey</text:p>
      <text:p text:style-name="P7"/>
      <text:p text:style-name="P7">O : <text:span text:style-name="T13">Bonsoir mes amis, je vous fais la bise.</text:span></text:p>
      <text:p text:style-name="P7"/>
      <text:p text:style-name="P8">M : Bon<text:span text:style-name="T4">soir ! Quel plaisir de vous retrouver ! Vous m’avez manqué.</text:span></text:p>
      <text:p text:style-name="P8"/>
      <text:p text:style-name="P9">N <text:span text:style-name="T6">(entre)</text:span><text:span text:style-name="T8"> : </text:span><text:span text:style-name="T10">Je vous prie</text:span><text:span text:style-name="T11"> de</text:span><text:span text:style-name="T8"> m’excuser pour mon retard, j’avais prévu de passer la soirée avec des amis, mais </text:span><text:span text:style-name="T9">mes plans pour passer une bonne soirée sont malheureusement tombés à l’eau, donc me voilà.</text:span></text:p>
      <text:p text:style-name="P9"><text:span text:style-name="T9"/></text:p>
      <text:p text:style-name="P13">B : Salut ! Tu veux boire quelque chose ? Coca ? Orangina ? Heineken ? <text:span text:style-name="T18">J’en ai acheté des litres pour qu’on passe une bonne soirée.</text:span></text:p>
      <text:p text:style-name="P13"/>
      <text:p text:style-name="P14">N : <text:span text:style-name="T19">Non merci, entre le diabète et le cancer, je préfère choisir l’eau.</text:span></text:p>
      <text:p text:style-name="P14"/>
      <text:p text:style-name="P15">B <text:span text:style-name="T7">(lui tend un verre)</text:span><text:span text:style-name="T20"> </text:span>: Pas de souci, tiens, un verre, <text:span text:style-name="T21">tu peux aller le remplir dans le lavabo de la cuisine</text:span>.</text:p>
      <text:p text:style-name="P9"><text:span text:style-name="T9"/></text:p>
      <text:p text:style-name="P9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22:17:56.057884553</meta:creation-date>
    <meta:generator>LibreOffice/6.2.2.2$Linux_X86_64 LibreOffice_project/20$Build-2</meta:generator>
    <dc:date>2019-05-14T22:53:53.965289672</dc:date>
    <meta:editing-duration>PT35M</meta:editing-duration>
    <meta:editing-cycles>47</meta:editing-cycles>
    <meta:document-statistic meta:table-count="0" meta:image-count="0" meta:object-count="0" meta:page-count="1" meta:paragraph-count="16" meta:word-count="201" meta:character-count="1001" meta:non-whitespace-character-count="816"/>
  </office:meta>
</office:document-meta>
</file>